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c0c0c0" draw:fill="none" draw:fill-color="#ffffff" draw:textarea-vertical-align="middle" fo:min-height="0.302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1.266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165cm" fo:padding-top="0.141cm" fo:padding-bottom="0.141cm" fo:padding-left="0.141cm" fo:padding-right="0.141cm"/>
    </style:style>
    <style:style style:name="gr1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106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196cm" fo:padding-top="0.141cm" fo:padding-bottom="0.141cm" fo:padding-left="0.141cm" fo:padding-right="0.141cm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7cm" fo:min-width="1.0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2.183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6pt" fo:font-weight="bold" style:font-size-asian="6pt" style:font-weight-asian="bold" style:font-size-complex="6pt" style:font-weight-complex="bold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11" style:family="paragraph"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fo:font-family="Arial" fo:font-weight="bold" style:font-family-asian="Arial" style:font-weight-asian="bold" style:font-family-complex="Arial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family="Arial" style:font-family-asian="Arial" style:font-family-complex="Arial"/>
    </style:style>
    <style:style style:name="T9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true" form:apply-design-mode="false"/>
        <draw:custom-shape draw:style-name="gr1" draw:text-style-name="P1" draw:layer="layout" svg:width="14cm" svg:height="2.3cm" svg:x="1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2cm" svg:x="1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481cm" svg:height="1.23cm" svg:x="2.368cm" svg:y="5.709cm">
          <text:p text:style-name="P2"><text:span text:style-name="T1">АРМ сервер</text:span></text:p>
          <text:p text:style-name="P3"><text:span text:style-name="T2">Архив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328.23164426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.97cm" svg:height="1.168cm" svg:x="5.798cm" svg:y="3.846cm">
          <text:p text:style-name="P1"><text:span text:style-name="T3">ЕСД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2.263cm" svg:height="0.222cm" draw:transform="rotate (-0.610516172347617) translate (7.634cm 4.18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47cm" svg:height="1.413cm" svg:x="9.227cm" svg:y="4.695cm">
          <text:p text:style-name="P1"><text:span text:style-name="T3">ГИС</text:span></text:p>
          <text:p text:style-name="P1"><text:span text:style-name="T3">сервер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6" draw:layer="layout" svg:width="3.419cm" svg:height="0.584cm" svg:x="0.981cm" svg:y="1cm">
          <draw:text-box>
            <text:p text:style-name="P5"><text:span text:style-name="T4">БАЛТАВТОПОИСК </text:span></text:p>
          </draw:text-box>
        </draw:frame>
        <draw:frame draw:style-name="gr8" draw:text-style-name="P7" draw:layer="layout" svg:width="2.42cm" svg:height="0.64cm" svg:x="10.599cm" svg:y="1.409cm">
          <draw:text-box>
            <text:p><text:span text:style-name="T5">Телематика</text:span></text:p>
          </draw:text-box>
        </draw:frame>
        <draw:frame draw:style-name="gr9" draw:text-style-name="P6" draw:layer="layout" svg:width="2.796cm" svg:height="0.533cm" svg:x="1.004cm" svg:y="2.052cm">
          <draw:text-box>
            <text:p text:style-name="P5"><text:span text:style-name="T4">ГУ МВД (ГУВД) </text:span></text:p>
          </draw:text-box>
        </draw:frame>
        <draw:custom-shape draw:style-name="gr10" draw:text-style-name="P1" draw:layer="layout" svg:width="0.146cm" svg:height="1.095cm" svg:x="10.322cm" svg:y="3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4" draw:layer="layout" svg:width="1.847cm" svg:height="1.414cm" svg:x="9.497cm" svg:y="2.459cm">
          <text:p text:style-name="P1"><text:span text:style-name="T3">Диспетчер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.97cm" svg:height="1.167cm" svg:x="2.66cm" svg:y="3.919cm">
          <text:p text:style-name="P1"><text:span text:style-name="T3">Архив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97cm" svg:height="1.168cm" svg:x="12.584cm" svg:y="2.532cm">
          <text:p text:style-name="P1"><text:span text:style-name="T3">Мониторинг</text:span></text:p>
          <draw:enhanced-geometry svg:viewBox="0 0 88 21600" draw:glue-points="44 ?f6 44 0 0 10800 44 21600 88 10800" draw:text-areas="0 ?f6 88 ?f3" draw:type="can" draw:modifiers="6179.138038725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0.146cm" svg:height="1.605cm" svg:x="10.395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314cm" svg:height="0.292cm" svg:x="4.484cm" svg:y="4.3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386cm" svg:height="0.219cm" svg:x="11.198cm" svg:y="2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847cm" svg:height="1.476cm" svg:x="5.213cm" svg:y="5.524cm">
          <text:p text:style-name="P2"><text:span text:style-name="T1">АРМ сервер</text:span></text:p>
          <text:p text:style-name="P3"><text:span text:style-name="T2">Единая дислокация</text:span></text:p>
          <text:p text:style-name="P3"><text:span text:style-name="T2">Постовая ведомость</text:span></text:p>
          <text:p text:style-name="P3"><text:span text:style-name="T2">Личный состав</text:span></text:p>
          <text:p text:style-name="P3"><text:span text:style-name="T2">Администратор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45.3981385729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g>
            <draw:custom-shape draw:style-name="gr13" draw:text-style-name="P8" draw:layer="layout" svg:width="1.845cm" svg:height="1.057cm" svg:x="9.255cm" svg:y="8.731cm">
              <text:p text:style-name="P1"><text:span text:style-name="T6">АРМ ГИС</text:span><text:span text:style-name="T7">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8cm" svg:height="0.098cm" svg:x="9.255cm" svg:y="8.766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8cm" svg:height="0.06cm" svg:x="9.421cm" svg:y="8.785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8cm" svg:height="0.06cm" svg:x="9.279cm" svg:y="8.785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2cm" svg:height="0.06cm" svg:x="9.61cm" svg:y="8.785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  <draw:g>
            <draw:custom-shape draw:style-name="gr13" draw:text-style-name="P8" draw:layer="layout" svg:width="1.859cm" svg:height="1.057cm" svg:x="6.314cm" svg:y="8.697cm">
              <text:p text:style-name="P1"><text:span text:style-name="T6">АРМ ЕД</text:span><text:span text:style-name="T7">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9cm" svg:height="0.098cm" svg:x="6.327cm" svg:y="8.73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9cm" svg:height="0.059cm" svg:x="6.493cm" svg:y="8.751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9cm" svg:height="0.059cm" svg:x="6.35cm" svg:y="8.751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2cm" svg:height="0.059cm" svg:x="6.683cm" svg:y="8.75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  <draw:g>
            <draw:custom-shape draw:style-name="gr13" draw:text-style-name="P8" draw:layer="layout" svg:width="1.859cm" svg:height="1.057cm" svg:x="3.322cm" svg:y="8.743cm">
              <text:p text:style-name="P1"><text:span text:style-name="T6">АРМ</text:span><text:span text:style-name="T7"> </text:span><text:span text:style-name="T6">Архив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9cm" svg:height="0.098cm" svg:x="3.335cm" svg:y="8.778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9cm" svg:height="0.059cm" svg:x="3.501cm" svg:y="8.798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9cm" svg:height="0.059cm" svg:x="3.358cm" svg:y="8.798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3cm" svg:height="0.059cm" svg:x="3.691cm" svg:y="8.798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</draw:g>
        <draw:line draw:style-name="gr15" draw:text-style-name="P1" draw:layer="layout" svg:x1="3.608cm" svg:y1="5.086cm" svg:x2="3.608cm" svg:y2="5.743cm">
          <text:p/>
        </draw:line>
        <draw:line draw:style-name="gr15" draw:text-style-name="P1" draw:layer="layout" svg:x1="6.819cm" svg:y1="5.014cm" svg:x2="6.819cm" svg:y2="5.598cm">
          <text:p/>
        </draw:line>
        <draw:frame draw:style-name="gr16" draw:text-style-name="P5" draw:layer="layout" svg:width="1.519cm" svg:height="0.533cm" svg:x="0.981cm" svg:y="9.967cm">
          <draw:text-box>
            <text:p text:style-name="P5"><text:span text:style-name="T4">Район</text:span><text:span text:style-name="T8"> </text:span></text:p>
          </draw:text-box>
        </draw:frame>
        <draw:frame draw:style-name="gr17" draw:text-style-name="P5" draw:layer="layout" svg:width="2.2cm" svg:height="0.533cm" svg:x="1.1cm" svg:y="12.667cm">
          <draw:text-box>
            <text:p text:style-name="P5"><text:span text:style-name="T4">Районаая служба</text:span><text:span text:style-name="T8"> </text:span></text:p>
          </draw:text-box>
        </draw:frame>
        <draw:custom-shape draw:style-name="gr18" draw:text-style-name="P10" draw:layer="layout" svg:width="8.7cm" svg:height="0.364cm" svg:x="2.4cm" svg:y="7.6cm">
          <text:p text:style-name="P9"><text:span text:style-name="T9">Сервис авторизации</text:span>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2.085cm" svg:height="0.53cm" svg:x="12.668cm" svg:y="3.897cm">
          <draw:text-box>
            <text:p><text:span text:style-name="T10">Oracle 10g XE</text:span></text:p>
          </draw:text-box>
        </draw:frame>
        <draw:frame draw:style-name="gr19" draw:text-style-name="P11" draw:layer="layout" svg:width="2.085cm" svg:height="0.53cm" svg:x="2.744cm" svg:y="3.408cm">
          <draw:text-box>
            <text:p><text:span text:style-name="T10">Oracle 10g XE</text:span></text:p>
          </draw:text-box>
        </draw:frame>
        <draw:frame draw:style-name="gr19" draw:text-style-name="P11" draw:layer="layout" svg:width="2.085cm" svg:height="0.53cm" svg:x="5.798cm" svg:y="3.335cm">
          <draw:text-box>
            <text:p><text:span text:style-name="T10">Oracle 10g XE</text:span></text:p>
          </draw:text-box>
        </draw:frame>
        <draw:frame draw:style-name="gr20" draw:text-style-name="P7" draw:layer="layout" svg:width="3.677cm" svg:height="0.64cm" svg:x="10.266cm" svg:y="4.109cm">
          <draw:text-box>
            <text:p><text:span text:style-name="T5">Объектные данные</text:span></text:p>
          </draw:text-box>
        </draw:frame>
        <draw:custom-shape draw:style-name="gr1" draw:text-style-name="P1" draw:layer="layout" svg:width="14cm" svg:height="8cm" svg:x="1cm" svg:y="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3" draw:text-style-name="P8" draw:layer="layout" svg:width="1.845cm" svg:height="1.057cm" svg:x="9.255cm" svg:y="10.734cm">
              <text:p text:style-name="P1"><text:span text:style-name="T6">АРМ ГИС</text:span><text:span text:style-name="T7">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8cm" svg:height="0.098cm" svg:x="9.255cm" svg:y="10.76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8cm" svg:height="0.06cm" svg:x="9.421cm" svg:y="10.788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8cm" svg:height="0.06cm" svg:x="9.279cm" svg:y="10.788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2cm" svg:height="0.06cm" svg:x="9.61cm" svg:y="10.788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  <draw:g>
            <draw:custom-shape draw:style-name="gr13" draw:text-style-name="P8" draw:layer="layout" svg:width="1.859cm" svg:height="1.057cm" svg:x="6.314cm" svg:y="10.7cm">
              <text:p text:style-name="P1"><text:span text:style-name="T6">АРМ ЕД</text:span><text:span text:style-name="T7">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9cm" svg:height="0.098cm" svg:x="6.327cm" svg:y="10.734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9cm" svg:height="0.059cm" svg:x="6.493cm" svg:y="10.754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9cm" svg:height="0.059cm" svg:x="6.35cm" svg:y="10.754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2cm" svg:height="0.059cm" svg:x="6.683cm" svg:y="10.754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  <draw:g>
            <draw:custom-shape draw:style-name="gr13" draw:text-style-name="P8" draw:layer="layout" svg:width="1.859cm" svg:height="1.057cm" svg:x="3.322cm" svg:y="10.746cm">
              <text:p text:style-name="P1"><text:span text:style-name="T6">АРМ</text:span><text:span text:style-name="T7"> </text:span><text:span text:style-name="T6">Архив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9cm" svg:height="0.098cm" svg:x="3.335cm" svg:y="10.78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9cm" svg:height="0.059cm" svg:x="3.501cm" svg:y="10.801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9cm" svg:height="0.059cm" svg:x="3.358cm" svg:y="10.801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3cm" svg:height="0.059cm" svg:x="3.691cm" svg:y="10.80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</draw:g>
        <draw:g>
          <draw:g>
            <draw:custom-shape draw:style-name="gr13" draw:text-style-name="P8" draw:layer="layout" svg:width="1.845cm" svg:height="1.057cm" svg:x="9.233cm" svg:y="12.731cm">
              <text:p text:style-name="P1"><text:span text:style-name="T6">АРМ ГИС</text:span><text:span text:style-name="T7">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8cm" svg:height="0.098cm" svg:x="9.233cm" svg:y="12.766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8cm" svg:height="0.06cm" svg:x="9.399cm" svg:y="12.785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8cm" svg:height="0.06cm" svg:x="9.257cm" svg:y="12.785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2cm" svg:height="0.06cm" svg:x="9.588cm" svg:y="12.785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  <draw:g>
            <draw:custom-shape draw:style-name="gr13" draw:text-style-name="P8" draw:layer="layout" svg:width="1.859cm" svg:height="1.057cm" svg:x="6.292cm" svg:y="12.697cm">
              <text:p text:style-name="P1"><text:span text:style-name="T6">АРМ ЕД</text:span><text:span text:style-name="T7">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9cm" svg:height="0.098cm" svg:x="6.305cm" svg:y="12.73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9cm" svg:height="0.059cm" svg:x="6.471cm" svg:y="12.751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9cm" svg:height="0.059cm" svg:x="6.328cm" svg:y="12.751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2cm" svg:height="0.059cm" svg:x="6.661cm" svg:y="12.75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  <draw:g>
            <draw:custom-shape draw:style-name="gr13" draw:text-style-name="P8" draw:layer="layout" svg:width="1.859cm" svg:height="1.057cm" svg:x="3.3cm" svg:y="12.743cm">
              <text:p text:style-name="P1"><text:span text:style-name="T6">АРМ</text:span><text:span text:style-name="T7"> </text:span><text:span text:style-name="T6">Архив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1.799cm" svg:height="0.098cm" svg:x="3.313cm" svg:y="12.778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3" draw:text-style-name="P1" draw:layer="layout" svg:width="0.119cm" svg:height="0.059cm" svg:x="3.479cm" svg:y="12.798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0.119cm" svg:height="0.059cm" svg:x="3.336cm" svg:y="12.798cm">
                <text:p/>
  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" draw:text-style-name="P1" draw:layer="layout" svg:width="1.373cm" svg:height="0.059cm" svg:x="3.669cm" svg:y="12.798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</draw:g>
        <draw:custom-shape draw:style-name="gr21" draw:text-style-name="P1" draw:layer="layout" svg:width="8.2cm" svg:height="0.2cm" svg:x="2.9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8cm" svg:height="0.2cm" svg:x="3.3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svg:x1="3.514cm" svg:y1="6.939cm" svg:x2="3.514cm" svg:y2="6.939cm" draw:start-shape="id1" draw:start-glue-point="7" draw:end-shape="id1" draw:end-glue-point="7" svg:d="m3514 6939" svg:viewBox="0 0 1 1">
          <text:p/>
        </draw:connector>
        <draw:line draw:style-name="gr15" draw:text-style-name="P1" draw:layer="layout" svg:x1="3.6cm" svg:y1="6.9cm" svg:x2="6.6cm" svg:y2="7.6cm">
          <text:p/>
        </draw:line>
        <draw:line draw:style-name="gr15" draw:text-style-name="P1" draw:layer="layout" svg:x1="6.6cm" svg:y1="7.6cm" svg:x2="6.6cm" svg:y2="7cm">
          <text:p/>
        </draw:line>
        <draw:line draw:style-name="gr15" draw:text-style-name="P1" draw:layer="layout" svg:x1="10cm" svg:y1="6.1cm" svg:x2="6.6cm" svg:y2="7.6cm">
          <text:p/>
        </draw:line>
        <draw:line draw:style-name="gr15" draw:text-style-name="P1" draw:layer="layout" svg:x1="4.2cm" svg:y1="8.5cm" svg:x2="4.2cm" svg:y2="8.8cm">
          <text:p/>
        </draw:line>
        <draw:line draw:style-name="gr15" draw:text-style-name="P1" draw:layer="layout" svg:x1="7.2cm" svg:y1="8.5cm" svg:x2="7.2cm" svg:y2="8.7cm">
          <text:p/>
        </draw:line>
        <draw:line draw:style-name="gr15" draw:text-style-name="P1" draw:layer="layout" svg:x1="10.2cm" svg:y1="8.5cm" svg:x2="10.2cm" svg:y2="8.7cm">
          <text:p/>
        </draw:line>
        <draw:line draw:style-name="gr15" draw:text-style-name="P1" draw:layer="layout" svg:x1="4.3cm" svg:y1="10.5cm" svg:x2="4.3cm" svg:y2="10.8cm">
          <text:p/>
        </draw:line>
        <draw:line draw:style-name="gr15" draw:text-style-name="P1" draw:layer="layout" svg:x1="7.4cm" svg:y1="10.5cm" svg:x2="7.4cm" svg:y2="10.7cm">
          <text:p/>
        </draw:line>
        <draw:line draw:style-name="gr15" draw:text-style-name="P1" draw:layer="layout" svg:x1="10.2cm" svg:y1="10.5cm" svg:x2="10.2cm" svg:y2="10.7cm">
          <text:p/>
        </draw:line>
        <draw:g>
          <draw:custom-shape draw:style-name="gr21" draw:text-style-name="P1" draw:layer="layout" svg:width="8.7cm" svg:height="0.2cm" svg:x="2.4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5" draw:text-style-name="P1" draw:layer="layout" svg:x1="4.2cm" svg:y1="12.5cm" svg:x2="4.2cm" svg:y2="12.7cm">
            <text:p/>
          </draw:line>
          <draw:line draw:style-name="gr15" draw:text-style-name="P1" draw:layer="layout" svg:x1="7.3cm" svg:y1="12.5cm" svg:x2="7.3cm" svg:y2="12.7cm">
            <text:p/>
          </draw:line>
          <draw:line draw:style-name="gr15" draw:text-style-name="P1" draw:layer="layout" svg:x1="10.3cm" svg:y1="12.5cm" svg:x2="10.3cm" svg:y2="12.7cm">
            <text:p/>
          </draw:line>
        </draw:g>
        <draw:line draw:style-name="gr15" draw:text-style-name="P1" draw:layer="layout" svg:x1="6.6cm" svg:y1="8cm" svg:x2="6.6cm" svg:y2="8.3cm">
          <text:p/>
        </draw:line>
        <draw:line draw:style-name="gr15" draw:text-style-name="P1" draw:layer="layout" svg:x1="3.1cm" svg:y1="8cm" svg:x2="3.1cm" svg:y2="10.3cm">
          <text:p/>
        </draw:line>
        <draw:line draw:style-name="gr15" draw:text-style-name="P1" draw:layer="layout" svg:x1="2.7cm" svg:y1="8cm" svg:x2="2.7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Абзац_20_списка" style:display-name="Абзац списка" style:family="graphic">
      <style:paragraph-properties fo:margin-left="2.24cm" fo:margin-right="0cm" fo:margin-top="0cm" fo:margin-bottom="0cm" fo:text-indent="0cm" style:text-autospace="none"/>
    </style:style>
    <style:style style:name="Указатель" style:family="graphic">
      <style:paragraph-properties style:text-autospace="none"/>
      <style:text-properties style:font-family-asian="Mangal"/>
    </style:style>
    <style:style style:name="Список" style:family="graphic">
      <style:paragraph-properties fo:margin-top="0cm" fo:margin-bottom="0.374cm" style:text-autospace="none"/>
      <style:text-properties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4T22:46:01.35</meta:creation-date>
    <dc:date>2013-01-15T23:06:05.85</dc:date>
    <meta:editing-duration>PT53M32S</meta:editing-duration>
    <meta:editing-cycles>6</meta:editing-cycles>
    <meta:generator>LibreOffice/3.6$Windows_x86 LibreOffice_project/2ef5aff-a6fb0ff-166bdff-cf087ad-0f1389</meta:generator>
    <meta:document-statistic meta:object-count="114"/>
  </office:meta>
</office:document-meta>
</file>